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201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6832" calcext:value-type="float">
            <text:p>56.1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200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404" calcext:value-type="float">
            <text:p>55.1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200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4416" calcext:value-type="float">
            <text:p>55.1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200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6776" calcext:value-type="float">
            <text:p>54.9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199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1224" calcext:value-type="float">
            <text:p>54.7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199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2416" calcext:value-type="float">
            <text:p>54.3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199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199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198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4296" calcext:value-type="float">
            <text:p>54.1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198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812" calcext:value-type="float">
            <text:p>53.5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198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1168" calcext:value-type="float">
            <text:p>53.5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0376" calcext:value-type="float">
            <text:p>53.3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5344" calcext:value-type="float">
            <text:p>53.4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0816" calcext:value-type="float">
            <text:p>53.0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5872" calcext:value-type="float">
            <text:p>52.3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5872" calcext:value-type="float">
            <text:p>52.3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9024" calcext:value-type="float">
            <text:p>52.3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9048" calcext:value-type="float">
            <text:p>51.8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197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1336" calcext:value-type="float">
            <text:p>49.5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7016" calcext:value-type="float">
            <text:p>49.2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197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8688" calcext:value-type="float">
            <text:p>48.9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196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806</text:p>
          </table:table-cell>
          <table:table-cell office:value-type="string" calcext:value-type="string">
            <text:p>TWDB:1145806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7072" calcext:value-type="float">
            <text:p>46.6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